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rdo" svg:font-family="Cardo" style:font-family-generic="roman" style:font-pitch="variable"/>
    <style:font-face style:name="Comic Sans MS" svg:font-family="'Comic Sans MS'" style:font-family-generic="roman" style:font-pitch="variable"/>
    <style:font-face style:name="Roboto" svg:font-family="Roboto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rdo1" svg:font-family="Cardo" style:font-family-generic="system" style:font-pitch="variable"/>
    <style:font-face style:name="Comic Sans MS1" svg:font-family="'Comic Sans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1" svg:font-family="Roboto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color="#444444" style:font-name="Courier" fo:font-size="10pt" style:font-name-asian="Comic Sans MS1" style:font-size-asian="10pt" style:font-name-complex="Courier" style:font-size-complex="10pt"/>
    </style:style>
    <style:style style:name="P3" style:family="paragraph" style:parent-style-name="Standard">
      <style:paragraph-properties fo:margin-top="0in" fo:margin-bottom="0in" loext:contextual-spacing="false"/>
      <style:text-properties fo:color="#444444" style:font-name="Courier" fo:font-size="10pt" style:font-name-asian="Comic Sans MS1" style:font-size-asian="10pt" style:font-name-complex="Courier" style:font-size-complex="10pt" fo:background-color="#ffffff"/>
    </style:style>
    <style:style style:name="P4" style:family="paragraph" style:parent-style-name="Standard">
      <style:paragraph-properties fo:margin-top="0in" fo:margin-bottom="0in" loext:contextual-spacing="false"/>
      <style:text-properties fo:color="#ff0000" style:font-name="Courier" fo:font-size="10pt" style:font-name-asian="Comic Sans MS1" style:font-size-asian="10pt" style:font-name-complex="Courier" style:font-size-complex="10pt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  <style:text-properties style:font-name="Courier" fo:font-size="10pt" fo:font-weight="bold" style:font-size-asian="10pt" style:font-weight-asian="bold" style:font-name-complex="Courier" style:font-size-complex="10pt"/>
    </style:style>
    <style:style style:name="P6" style:family="paragraph" style:parent-style-name="Standard">
      <style:paragraph-properties fo:margin-top="0in" fo:margin-bottom="0in" loext:contextual-spacing="false"/>
      <style:text-properties style:font-name="Courier" fo:font-size="10pt" style:font-name-asian="Comic Sans MS1" style:font-size-asian="10pt" style:font-name-complex="Courier" style:font-size-complex="10pt"/>
    </style:style>
    <style:style style:name="P7" style:family="paragraph" style:parent-style-name="Standard">
      <style:paragraph-properties fo:margin-top="0in" fo:margin-bottom="0in" loext:contextual-spacing="false"/>
      <style:text-properties style:font-name="Courier" fo:font-size="10pt" style:font-size-asian="10pt" style:font-name-complex="Courier" style:font-size-complex="10pt"/>
    </style:style>
    <style:style style:name="P8" style:family="paragraph" style:parent-style-name="Standard">
      <style:paragraph-properties fo:margin-top="0in" fo:margin-bottom="0in" loext:contextual-spacing="false" fo:line-height="130%" fo:padding="0in" fo:border="none"/>
      <style:text-properties fo:color="#222222" style:font-name="Courier" fo:font-size="10pt" style:font-name-asian="Verdana1" style:font-size-asian="10pt" style:font-name-complex="Courier" style:font-size-complex="10pt"/>
    </style:style>
    <style:style style:name="P9" style:family="paragraph" style:parent-style-name="Standard">
      <style:paragraph-properties fo:margin-top="0in" fo:margin-bottom="0in" loext:contextual-spacing="false" fo:line-height="130%" fo:padding="0in" fo:border="none"/>
      <style:text-properties style:font-name="Courier" fo:font-size="10pt" style:font-size-asian="10pt" style:font-name-complex="Courier" style:font-size-complex="10pt"/>
    </style:style>
    <style:style style:name="P10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style:font-name="Courier" fo:font-size="14pt" style:font-size-asian="14pt" style:font-name-complex="Courier" style:font-size-complex="14pt"/>
    </style:style>
    <style:style style:name="P11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12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color="#444444" style:font-name="Courier" fo:font-size="10pt" style:font-name-asian="Comic Sans MS1" style:font-size-asian="10pt" style:font-name-complex="Courier" style:font-size-complex="10pt"/>
    </style:style>
    <style:style style:name="P13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style:font-name="Courier" fo:font-size="10pt" style:font-size-asian="10pt" style:font-name-complex="Courier" style:font-size-complex="10pt"/>
    </style:style>
    <style:style style:name="P14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15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style:font-name="Courier" fo:font-size="10pt" style:font-size-asian="10pt" style:font-name-complex="Courier" style:font-size-complex="10pt"/>
    </style:style>
    <style:style style:name="P16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  <style:text-properties style:font-name="Courier" fo:font-size="10pt" style:font-size-asian="10pt" style:font-name-complex="Courier" style:font-size-complex="10pt"/>
    </style:style>
    <style:style style:name="P17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style:font-name="Courier" fo:font-size="10pt" style:font-size-asian="10pt" style:font-name-complex="Courier" style:font-size-complex="10pt"/>
    </style:style>
    <style:style style:name="P18" style:family="paragraph" style:parent-style-name="Standard" style:list-style-name="WWNum5">
      <style:paragraph-properties fo:margin-left="0.5in" fo:margin-right="0in" fo:margin-top="0in" fo:margin-bottom="0in" loext:contextual-spacing="true" fo:line-height="130%" fo:text-indent="-0.25in" style:auto-text-indent="false" fo:padding="0in" fo:border="none"/>
      <style:text-properties style:font-name="Courier" fo:font-size="10pt" style:font-size-asian="10pt" style:font-name-complex="Courier" style:font-size-complex="10pt"/>
    </style:style>
    <style:style style:name="P19" style:family="paragraph" style:parent-style-name="Standard" style:list-style-name="WWNum4">
      <style:paragraph-properties fo:margin-left="0.5in" fo:margin-right="0in" fo:margin-top="0in" fo:margin-bottom="0in" loext:contextual-spacing="true" fo:line-height="130%" fo:text-indent="-0.25in" style:auto-text-indent="false" fo:padding="0in" fo:border="none"/>
      <style:text-properties style:font-name="Courier" fo:font-size="10pt" style:font-size-asian="10pt" style:font-name-complex="Courier" style:font-size-complex="10pt"/>
    </style:style>
    <style:style style:name="P20" style:family="paragraph" style:parent-style-name="Standard">
      <style:paragraph-properties fo:margin-left="0.5in" fo:margin-right="0in" fo:margin-top="0in" fo:margin-bottom="0in" loext:contextual-spacing="false" fo:line-height="130%" fo:text-indent="0in" style:auto-text-indent="false" fo:padding="0in" fo:border="none"/>
      <style:text-properties style:font-name="Courier" fo:font-size="10pt" style:font-size-asian="10pt" style:font-name-complex="Courier" style:font-size-complex="10pt"/>
    </style:style>
    <style:style style:name="P21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22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fo:color="#444444" style:font-name="Courier" fo:font-size="10pt" style:font-name-asian="Comic Sans MS1" style:font-size-asian="10pt" style:font-name-complex="Courier" style:font-size-complex="10pt" fo:background-color="#ffffff"/>
    </style:style>
    <style:style style:name="P23" style:family="paragraph" style:parent-style-name="Standard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fo:color="#444444" style:font-name="Courier" fo:font-size="10pt" style:font-name-asian="Comic Sans MS1" style:font-size-asian="10pt" style:font-name-complex="Courier" style:font-size-complex="10pt" fo:background-color="#ffffff"/>
    </style:style>
    <style:style style:name="P24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style:font-name="Courier" fo:font-size="10pt" style:font-size-asian="10pt" style:font-name-complex="Courier" style:font-size-complex="10pt"/>
    </style:style>
    <style:style style:name="P25" style:family="paragraph" style:parent-style-name="Standard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style:font-name="Courier" fo:font-size="10pt" style:font-size-asian="10pt" style:font-name-complex="Courier" style:font-size-complex="10pt"/>
    </style:style>
    <style:style style:name="P26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Courier" fo:font-size="10pt" style:font-size-asian="10pt" style:font-name-complex="Courier" style:font-size-complex="10pt"/>
    </style:style>
    <style:style style:name="T1" style:family="text">
      <style:text-properties style:font-name="Comic Sans MS" fo:font-size="18pt" fo:font-weight="bold" style:font-name-asian="Comic Sans MS1" style:font-size-asian="18pt" style:font-weight-asian="bold" style:font-name-complex="Comic Sans MS1" style:font-size-complex="18pt"/>
    </style:style>
    <style:style style:name="T2" style:family="text">
      <style:text-properties style:font-name="Comic Sans MS" fo:font-size="14pt" style:font-name-asian="Comic Sans MS1" style:font-size-asian="14pt" style:font-name-complex="Comic Sans MS1" style:font-size-complex="14pt"/>
    </style:style>
    <style:style style:name="T3" style:family="text">
      <style:text-properties style:font-name="Comic Sans MS" fo:font-size="24pt" style:font-name-asian="Comic Sans MS1" style:font-size-asian="24pt" style:font-name-complex="Comic Sans MS1" style:font-size-complex="24pt"/>
    </style:style>
    <style:style style:name="T4" style:family="text">
      <style:text-properties style:font-name="Comic Sans MS" fo:font-weight="bold" style:font-name-asian="Comic Sans MS1" style:font-weight-asian="bold" style:font-name-complex="Comic Sans MS1"/>
    </style:style>
    <style:style style:name="T5" style:family="text">
      <style:text-properties style:font-name="Comic Sans MS" style:font-name-asian="Comic Sans MS1" style:font-name-complex="Comic Sans MS1"/>
    </style:style>
    <style:style style:name="T6" style:family="text">
      <style:text-properties style:font-name="Comic Sans MS" fo:font-size="12pt" style:font-name-asian="Comic Sans MS1" style:font-size-asian="12pt" style:font-name-complex="Comic Sans MS1" style:font-size-complex="12pt"/>
    </style:style>
    <style:style style:name="T7" style:family="text">
      <style:text-properties fo:color="#ff0000" style:font-name="Comic Sans MS" fo:font-size="14pt" style:font-name-asian="Comic Sans MS1" style:font-size-asian="14pt" style:font-name-complex="Comic Sans MS1" style:font-size-complex="14pt"/>
    </style:style>
    <style:style style:name="T8" style:family="text">
      <style:text-properties fo:color="#ff0000" style:font-name="Comic Sans MS" fo:font-size="14pt" style:font-name-asian="Comic Sans MS1" style:font-size-asian="14pt" style:font-name-complex="Comic Sans MS1" style:font-size-complex="14pt" fo:background-color="#ffffff"/>
    </style:style>
    <style:style style:name="T9" style:family="text">
      <style:text-properties fo:color="#ff0000" style:font-name="Comic Sans MS" fo:font-size="14pt" fo:font-weight="bold" style:font-name-asian="Comic Sans MS1" style:font-size-asian="14pt" style:font-weight-asian="bold" style:font-name-complex="Comic Sans MS1" style:font-size-complex="14pt" fo:background-color="#ffffff"/>
    </style:style>
    <style:style style:name="T10" style:family="text">
      <style:text-properties fo:color="#ff0000" style:font-name="Comic Sans MS" fo:font-size="24pt" style:font-name-asian="Comic Sans MS1" style:font-size-asian="24pt" style:font-name-complex="Comic Sans MS1" style:font-size-complex="24pt"/>
    </style:style>
    <style:style style:name="T11" style:family="text">
      <style:text-properties fo:color="#ff0000" style:font-name="Comic Sans MS" style:font-name-asian="Comic Sans MS1" style:font-name-complex="Comic Sans MS1"/>
    </style:style>
    <style:style style:name="T12" style:family="text">
      <style:text-properties fo:color="#ff0000" style:font-name="Comic Sans MS" style:font-name-asian="Comic Sans MS1" style:font-name-complex="Comic Sans MS1" fo:background-color="#ffffff"/>
    </style:style>
    <style:style style:name="T13" style:family="text">
      <style:text-properties fo:color="#ff0000" style:font-name="Comic Sans MS" fo:font-weight="bold" style:font-name-asian="Comic Sans MS1" style:font-weight-asian="bold" style:font-name-complex="Comic Sans MS1" fo:background-color="#ffffff"/>
    </style:style>
    <style:style style:name="T14" style:family="text">
      <style:text-properties fo:color="#ff0000" style:font-name="Comic Sans MS" fo:font-size="12pt" style:font-name-asian="Comic Sans MS1" style:font-size-asian="12pt" style:font-name-complex="Comic Sans MS1" style:font-size-complex="12pt"/>
    </style:style>
    <style:style style:name="T15" style:family="text">
      <style:text-properties fo:color="#ff0000" style:font-name-asian="Comic Sans MS1"/>
    </style:style>
    <style:style style:name="T16" style:family="text">
      <style:text-properties fo:color="#ff0000" style:font-name-asian="Comic Sans MS1" fo:background-color="#ffffff"/>
    </style:style>
    <style:style style:name="T17" style:family="text">
      <style:text-properties fo:color="#ff0000" fo:font-size="12pt" style:font-name-asian="Comic Sans MS1" style:font-size-asian="12pt" style:font-size-complex="12pt"/>
    </style:style>
    <style:style style:name="T18" style:family="text">
      <style:text-properties fo:color="#ff0000" fo:font-weight="bold" style:font-name-asian="Comic Sans MS1" style:font-weight-asian="bold" fo:background-color="#ffffff"/>
    </style:style>
    <style:style style:name="T19" style:family="text">
      <style:text-properties fo:color="#ff0000" style:font-name="Courier" fo:font-size="12pt" style:font-name-asian="Comic Sans MS1" style:font-size-asian="12pt" style:font-name-complex="Courier" style:font-size-complex="12pt"/>
    </style:style>
    <style:style style:name="T20" style:family="text">
      <style:text-properties fo:color="#ff0000" style:font-name="Courier" style:font-name-asian="Comic Sans MS1" style:font-name-complex="Courier"/>
    </style:style>
    <style:style style:name="T21" style:family="text">
      <style:text-properties fo:color="#ff0000" style:font-name="Courier" fo:font-size="10pt" style:font-name-asian="Comic Sans MS1" style:font-size-asian="10pt" style:font-name-complex="Courier" style:font-size-complex="10pt"/>
    </style:style>
    <style:style style:name="T22" style:family="text">
      <style:text-properties fo:color="#1155cc" style:font-name="Comic Sans MS" fo:font-size="14pt" style:text-underline-style="solid" style:text-underline-width="auto" style:text-underline-color="font-color" style:font-name-asian="Comic Sans MS1" style:font-size-asian="14pt" style:font-name-complex="Comic Sans MS1" style:font-size-complex="14pt"/>
    </style:style>
    <style:style style:name="T23" style:family="text">
      <style:text-properties fo:color="#1155cc" style:font-name="Comic Sans MS" fo:font-size="14pt" style:text-underline-style="solid" style:text-underline-width="auto" style:text-underline-color="font-color" fo:font-weight="bold" style:font-name-asian="Comic Sans MS1" style:font-size-asian="14pt" style:font-weight-asian="bold" style:font-name-complex="Comic Sans MS1" style:font-size-complex="14pt" fo:background-color="#ffffff"/>
    </style:style>
    <style:style style:name="T24" style:family="text">
      <style:text-properties fo:color="#1155cc" style:font-name="Comic Sans MS" style:text-underline-style="solid" style:text-underline-width="auto" style:text-underline-color="font-color" style:font-name-asian="Comic Sans MS1" style:font-name-complex="Comic Sans MS1"/>
    </style:style>
    <style:style style:name="T25" style:family="text">
      <style:text-properties fo:color="#1155cc" style:font-name="Comic Sans MS" style:text-underline-style="solid" style:text-underline-width="auto" style:text-underline-color="font-color" fo:font-weight="bold" style:font-name-asian="Comic Sans MS1" style:font-weight-asian="bold" style:font-name-complex="Comic Sans MS1" fo:background-color="#ffffff"/>
    </style:style>
    <style:style style:name="T26" style:family="text">
      <style:text-properties fo:color="#1155cc" style:font-name="Comic Sans MS" fo:font-size="12pt" style:text-underline-style="solid" style:text-underline-width="auto" style:text-underline-color="font-color" style:font-name-asian="Comic Sans MS1" style:font-size-asian="12pt" style:font-name-complex="Comic Sans MS1" style:font-size-complex="12pt"/>
    </style:style>
    <style:style style:name="T27" style:family="text">
      <style:text-properties fo:color="#1155cc" style:font-name="Comic Sans MS" fo:font-size="12pt" style:text-underline-style="solid" style:text-underline-width="auto" style:text-underline-color="font-color" fo:font-weight="bold" style:font-name-asian="Comic Sans MS1" style:font-size-asian="12pt" style:font-weight-asian="bold" style:font-name-complex="Comic Sans MS1" style:font-size-complex="12pt" fo:background-color="#ffffff"/>
    </style:style>
    <style:style style:name="T28" style:family="text">
      <style:text-properties fo:color="#1155cc" fo:font-size="12pt" style:text-underline-style="solid" style:text-underline-width="auto" style:text-underline-color="font-color" style:font-name-asian="Comic Sans MS1" style:font-size-asian="12pt" style:font-size-complex="12pt"/>
    </style:style>
    <style:style style:name="T29" style:family="text">
      <style:text-properties fo:color="#1155cc" fo:font-size="12pt" style:text-underline-style="solid" style:text-underline-width="auto" style:text-underline-color="font-color" fo:font-weight="bold" style:font-name-asian="Comic Sans MS1" style:font-size-asian="12pt" style:font-weight-asian="bold" style:font-size-complex="12pt" fo:background-color="#ffffff"/>
    </style:style>
    <style:style style:name="T30" style:family="text">
      <style:text-properties fo:color="#1155cc" style:font-name="Courier" fo:font-size="12pt" style:text-underline-style="solid" style:text-underline-width="auto" style:text-underline-color="font-color" style:font-name-asian="Comic Sans MS1" style:font-size-asian="12pt" style:font-name-complex="Courier" style:font-size-complex="12pt"/>
    </style:style>
    <style:style style:name="T31" style:family="text">
      <style:text-properties fo:color="#1155cc" style:font-name="Courier" fo:font-size="12pt" style:text-underline-style="solid" style:text-underline-width="auto" style:text-underline-color="font-color" fo:font-weight="bold" style:font-name-asian="Comic Sans MS1" style:font-size-asian="12pt" style:font-weight-asian="bold" style:font-name-complex="Courier" style:font-size-complex="12pt" fo:background-color="#ffffff"/>
    </style:style>
    <style:style style:name="T32" style:family="text">
      <style:text-properties fo:color="#1155cc" style:font-name="Courier" style:text-underline-style="solid" style:text-underline-width="auto" style:text-underline-color="font-color" style:font-name-asian="Comic Sans MS1" style:font-name-complex="Courier"/>
    </style:style>
    <style:style style:name="T33" style:family="text">
      <style:text-properties fo:color="#1155cc" style:font-name="Courier" style:text-underline-style="solid" style:text-underline-width="auto" style:text-underline-color="font-color" fo:font-weight="bold" style:font-name-asian="Comic Sans MS1" style:font-weight-asian="bold" style:font-name-complex="Courier" fo:background-color="#ffffff"/>
    </style:style>
    <style:style style:name="T34" style:family="text">
      <style:text-properties fo:color="#1155cc" style:font-name="Courier" fo:font-size="10pt" style:text-underline-style="solid" style:text-underline-width="auto" style:text-underline-color="font-color" style:font-name-asian="Comic Sans MS1" style:font-size-asian="10pt" style:font-name-complex="Courier" style:font-size-complex="10pt"/>
    </style:style>
    <style:style style:name="T35" style:family="text">
      <style:text-properties fo:color="#1155cc" style:font-name="Courier" fo:font-size="10pt" style:text-underline-style="solid" style:text-underline-width="auto" style:text-underline-color="font-color" fo:font-weight="bold" style:font-name-asian="Comic Sans MS1" style:font-size-asian="10pt" style:font-weight-asian="bold" style:font-name-complex="Courier" style:font-size-complex="10pt" fo:background-color="#ffffff"/>
    </style:style>
    <style:style style:name="T36" style:family="text">
      <style:text-properties style:font-name="Cardo" fo:font-size="14pt" style:font-name-asian="Cardo1" style:font-size-asian="14pt" style:font-name-complex="Cardo1" style:font-size-complex="14pt"/>
    </style:style>
    <style:style style:name="T37" style:family="text">
      <style:text-properties style:font-name="Cardo" style:font-name-asian="Cardo1" style:font-name-complex="Cardo1"/>
    </style:style>
    <style:style style:name="T38" style:family="text">
      <style:text-properties fo:color="#444444" style:font-name="Comic Sans MS" fo:font-size="14pt" style:font-name-asian="Comic Sans MS1" style:font-size-asian="14pt" style:font-name-complex="Comic Sans MS1" style:font-size-complex="14pt"/>
    </style:style>
    <style:style style:name="T39" style:family="text">
      <style:text-properties fo:color="#444444" style:font-name="Comic Sans MS" fo:font-size="14pt" style:font-name-asian="Comic Sans MS1" style:font-size-asian="14pt" style:font-name-complex="Comic Sans MS1" style:font-size-complex="14pt" fo:background-color="#ffffff"/>
    </style:style>
    <style:style style:name="T40" style:family="text">
      <style:text-properties fo:color="#444444" style:font-name="Comic Sans MS" fo:font-size="14pt" fo:font-style="italic" style:font-name-asian="Comic Sans MS1" style:font-size-asian="14pt" style:font-style-asian="italic" style:font-name-complex="Comic Sans MS1" style:font-size-complex="14pt" fo:background-color="#ffffff"/>
    </style:style>
    <style:style style:name="T41" style:family="text">
      <style:text-properties fo:color="#444444" style:font-name="Comic Sans MS" style:font-name-asian="Comic Sans MS1" style:font-name-complex="Comic Sans MS1"/>
    </style:style>
    <style:style style:name="T42" style:family="text">
      <style:text-properties fo:color="#444444" style:font-name="Comic Sans MS" style:font-name-asian="Comic Sans MS1" style:font-name-complex="Comic Sans MS1" fo:background-color="#ffffff"/>
    </style:style>
    <style:style style:name="T43" style:family="text">
      <style:text-properties fo:color="#444444" style:font-name="Comic Sans MS" fo:font-style="italic" style:font-name-asian="Comic Sans MS1" style:font-style-asian="italic" style:font-name-complex="Comic Sans MS1" fo:background-color="#ffffff"/>
    </style:style>
    <style:style style:name="T44" style:family="text">
      <style:text-properties fo:color="#444444" style:font-name="Comic Sans MS" fo:font-size="12pt" style:font-name-asian="Comic Sans MS1" style:font-size-asian="12pt" style:font-name-complex="Comic Sans MS1" style:font-size-complex="12pt" fo:background-color="#ffffff"/>
    </style:style>
    <style:style style:name="T45" style:family="text">
      <style:text-properties fo:color="#444444" style:font-name="Arial Unicode MS" fo:font-size="14pt" style:font-name-asian="Arial Unicode MS1" style:font-size-asian="14pt" style:font-name-complex="Arial Unicode MS1" style:font-size-complex="14pt"/>
    </style:style>
    <style:style style:name="T46" style:family="text">
      <style:text-properties fo:color="#444444" style:font-name="Arial Unicode MS" style:font-name-asian="Arial Unicode MS1" style:font-name-complex="Arial Unicode MS1"/>
    </style:style>
    <style:style style:name="T47" style:family="text">
      <style:text-properties fo:color="#444444" style:font-name="Arial Unicode MS" fo:font-size="12pt" style:font-name-asian="Arial Unicode MS1" style:font-size-asian="12pt" style:font-name-complex="Arial Unicode MS1" style:font-size-complex="12pt"/>
    </style:style>
    <style:style style:name="T48" style:family="text">
      <style:text-properties fo:color="#444444" style:font-name-asian="Comic Sans MS1"/>
    </style:style>
    <style:style style:name="T49" style:family="text">
      <style:text-properties fo:color="#444444" style:font-name-asian="Comic Sans MS1" fo:background-color="#ffffff"/>
    </style:style>
    <style:style style:name="T50" style:family="text">
      <style:text-properties fo:color="#444444" fo:font-size="12pt" style:font-name-asian="Comic Sans MS1" style:font-size-asian="12pt" style:font-size-complex="12pt" fo:background-color="#ffffff"/>
    </style:style>
    <style:style style:name="T51" style:family="text">
      <style:text-properties fo:color="#444444" fo:font-size="12pt" style:font-name-asian="Arial Unicode MS1" style:font-size-asian="12pt" style:font-size-complex="12pt"/>
    </style:style>
    <style:style style:name="T52" style:family="text">
      <style:text-properties fo:color="#444444" fo:font-style="italic" style:font-name-asian="Comic Sans MS1" style:font-style-asian="italic" fo:background-color="#ffffff"/>
    </style:style>
    <style:style style:name="T53" style:family="text">
      <style:text-properties fo:color="#444444" style:font-name="Courier" fo:font-size="12pt" style:font-name-asian="Comic Sans MS1" style:font-size-asian="12pt" style:font-name-complex="Courier" style:font-size-complex="12pt" fo:background-color="#ffffff"/>
    </style:style>
    <style:style style:name="T54" style:family="text">
      <style:text-properties fo:color="#444444" style:font-name="Courier" fo:font-size="12pt" style:font-name-asian="Arial Unicode MS1" style:font-size-asian="12pt" style:font-name-complex="Courier" style:font-size-complex="12pt"/>
    </style:style>
    <style:style style:name="T55" style:family="text">
      <style:text-properties fo:color="#444444" style:font-name="Courier" style:font-name-asian="Comic Sans MS1" style:font-name-complex="Courier" fo:background-color="#ffffff"/>
    </style:style>
    <style:style style:name="T56" style:family="text">
      <style:text-properties fo:color="#444444" style:font-name="Courier" style:font-name-asian="Arial Unicode MS1" style:font-name-complex="Courier"/>
    </style:style>
    <style:style style:name="T57" style:family="text">
      <style:text-properties fo:color="#444444" style:font-name="Courier" fo:font-size="10pt" style:font-name-asian="Comic Sans MS1" style:font-size-asian="10pt" style:font-name-complex="Courier" style:font-size-complex="10pt" fo:background-color="#ffffff"/>
    </style:style>
    <style:style style:name="T58" style:family="text">
      <style:text-properties fo:color="#444444" style:font-name="Courier" fo:font-size="10pt" style:font-name-asian="Arial Unicode MS1" style:font-size-asian="10pt" style:font-name-complex="Courier" style:font-size-complex="10pt"/>
    </style:style>
    <style:style style:name="T59" style:family="text">
      <style:text-properties fo:color="#222222" style:font-name="Verdana" fo:font-size="14pt" style:font-name-asian="Verdana1" style:font-size-asian="14pt" style:font-name-complex="Verdana1" style:font-size-complex="14pt"/>
    </style:style>
    <style:style style:name="T60" style:family="text">
      <style:text-properties fo:color="#222222" style:font-name="Verdana" style:font-name-asian="Verdana1" style:font-name-complex="Verdana1"/>
    </style:style>
    <style:style style:name="T61" style:family="text">
      <style:text-properties fo:color="#222222" style:font-name="Comic Sans MS" fo:font-size="14pt" style:font-name-asian="Comic Sans MS1" style:font-size-asian="14pt" style:font-name-complex="Comic Sans MS1" style:font-size-complex="14pt"/>
    </style:style>
    <style:style style:name="T62" style:family="text">
      <style:text-properties fo:color="#222222" style:font-name="Comic Sans MS" style:font-name-asian="Comic Sans MS1" style:font-name-complex="Comic Sans MS1"/>
    </style:style>
    <style:style style:name="T63" style:family="text">
      <style:text-properties fo:color="#222222" style:font-name-asian="Verdana1"/>
    </style:style>
    <style:style style:name="T64" style:family="text">
      <style:text-properties fo:color="#222222" style:font-name-asian="Comic Sans MS1"/>
    </style:style>
    <style:style style:name="T65" style:family="text">
      <style:text-properties fo:color="#000080" style:font-name="Comic Sans MS" fo:font-size="14pt" fo:font-weight="bold" style:font-name-asian="Comic Sans MS1" style:font-size-asian="14pt" style:font-weight-asian="bold" style:font-name-complex="Comic Sans MS1" style:font-size-complex="14pt" fo:background-color="#ffffff"/>
    </style:style>
    <style:style style:name="T66" style:family="text">
      <style:text-properties fo:color="#000080" style:font-name="Comic Sans MS" fo:font-weight="bold" style:font-name-asian="Comic Sans MS1" style:font-weight-asian="bold" style:font-name-complex="Comic Sans MS1" fo:background-color="#ffffff"/>
    </style:style>
    <style:style style:name="T67" style:family="text">
      <style:text-properties fo:color="#000080" fo:font-weight="bold" style:font-name-asian="Comic Sans MS1" style:font-weight-asian="bold" fo:background-color="#ffffff"/>
    </style:style>
    <style:style style:name="T68" style:family="text">
      <style:text-properties fo:color="#660e7a" style:font-name="Comic Sans MS" fo:font-size="14pt" fo:font-weight="bold" style:font-name-asian="Comic Sans MS1" style:font-size-asian="14pt" style:font-weight-asian="bold" style:font-name-complex="Comic Sans MS1" style:font-size-complex="14pt" fo:background-color="#ffffff"/>
    </style:style>
    <style:style style:name="T69" style:family="text">
      <style:text-properties fo:color="#660e7a" style:font-name="Comic Sans MS" fo:font-weight="bold" style:font-name-asian="Comic Sans MS1" style:font-weight-asian="bold" style:font-name-complex="Comic Sans MS1" fo:background-color="#ffffff"/>
    </style:style>
    <style:style style:name="T70" style:family="text">
      <style:text-properties fo:color="#660e7a" fo:font-weight="bold" style:font-name-asian="Comic Sans MS1" style:font-weight-asian="bold" fo:background-color="#ffffff"/>
    </style:style>
    <style:style style:name="T71" style:family="text">
      <style:text-properties fo:color="#008000" style:font-name="Comic Sans MS" fo:font-size="14pt" fo:font-weight="bold" style:font-name-asian="Comic Sans MS1" style:font-size-asian="14pt" style:font-weight-asian="bold" style:font-name-complex="Comic Sans MS1" style:font-size-complex="14pt" fo:background-color="#ffffff"/>
    </style:style>
    <style:style style:name="T72" style:family="text">
      <style:text-properties fo:color="#008000" style:font-name="Comic Sans MS" fo:font-weight="bold" style:font-name-asian="Comic Sans MS1" style:font-weight-asian="bold" style:font-name-complex="Comic Sans MS1" fo:background-color="#ffffff"/>
    </style:style>
    <style:style style:name="T73" style:family="text">
      <style:text-properties fo:color="#008000" style:font-name="Comic Sans MS" fo:font-size="12pt" fo:font-weight="bold" style:font-name-asian="Comic Sans MS1" style:font-size-asian="12pt" style:font-weight-asian="bold" style:font-name-complex="Comic Sans MS1" style:font-size-complex="12pt" fo:background-color="#ffffff"/>
    </style:style>
    <style:style style:name="T74" style:family="text">
      <style:text-properties fo:color="#008000" fo:font-weight="bold" style:font-name-asian="Comic Sans MS1" style:font-weight-asian="bold" fo:background-color="#ffffff"/>
    </style:style>
    <style:style style:name="T75" style:family="text">
      <style:text-properties fo:color="#008000" fo:font-size="12pt" fo:font-weight="bold" style:font-name-asian="Comic Sans MS1" style:font-size-asian="12pt" style:font-weight-asian="bold" style:font-size-complex="12pt" fo:background-color="#ffffff"/>
    </style:style>
    <style:style style:name="T76" style:family="text">
      <style:text-properties fo:color="#008000" style:font-name="Courier" fo:font-size="12pt" fo:font-weight="bold" style:font-name-asian="Comic Sans MS1" style:font-size-asian="12pt" style:font-weight-asian="bold" style:font-name-complex="Courier" style:font-size-complex="12pt" fo:background-color="#ffffff"/>
    </style:style>
    <style:style style:name="T77" style:family="text">
      <style:text-properties fo:color="#008000" style:font-name="Courier" fo:font-weight="bold" style:font-name-asian="Comic Sans MS1" style:font-weight-asian="bold" style:font-name-complex="Courier" fo:background-color="#ffffff"/>
    </style:style>
    <style:style style:name="T78" style:family="text">
      <style:text-properties fo:color="#008000" style:font-name="Courier" fo:font-size="10pt" fo:font-weight="bold" style:font-name-asian="Comic Sans MS1" style:font-size-asian="10pt" style:font-weight-asian="bold" style:font-name-complex="Courier" style:font-size-complex="10pt" fo:background-color="#ffffff"/>
    </style:style>
    <style:style style:name="T79" style:family="text">
      <style:text-properties fo:color="#808080" style:font-name="Comic Sans MS" fo:font-size="14pt" fo:font-style="italic" style:font-name-asian="Comic Sans MS1" style:font-size-asian="14pt" style:font-style-asian="italic" style:font-name-complex="Comic Sans MS1" style:font-size-complex="14pt" fo:background-color="#ffffff"/>
    </style:style>
    <style:style style:name="T80" style:family="text">
      <style:text-properties fo:color="#808080" style:font-name="Comic Sans MS" fo:font-style="italic" style:font-name-asian="Comic Sans MS1" style:font-style-asian="italic" style:font-name-complex="Comic Sans MS1" fo:background-color="#ffffff"/>
    </style:style>
    <style:style style:name="T81" style:family="text">
      <style:text-properties fo:color="#808080" fo:font-style="italic" style:font-name-asian="Comic Sans MS1" style:font-style-asian="italic" fo:background-color="#ffffff"/>
    </style:style>
    <style:style style:name="T82" style:family="text">
      <style:text-properties fo:color="#0000ff" style:font-name="Comic Sans MS" fo:font-size="14pt" style:font-name-asian="Comic Sans MS1" style:font-size-asian="14pt" style:font-name-complex="Comic Sans MS1" style:font-size-complex="14pt" fo:background-color="#ffffff"/>
    </style:style>
    <style:style style:name="T83" style:family="text">
      <style:text-properties fo:color="#0000ff" style:font-name="Comic Sans MS" fo:font-size="14pt" fo:font-weight="bold" style:font-name-asian="Comic Sans MS1" style:font-size-asian="14pt" style:font-weight-asian="bold" style:font-name-complex="Comic Sans MS1" style:font-size-complex="14pt" fo:background-color="#ffffff"/>
    </style:style>
    <style:style style:name="T84" style:family="text">
      <style:text-properties fo:color="#0000ff" style:font-name="Comic Sans MS" style:font-name-asian="Comic Sans MS1" style:font-name-complex="Comic Sans MS1" fo:background-color="#ffffff"/>
    </style:style>
    <style:style style:name="T85" style:family="text">
      <style:text-properties fo:color="#0000ff" style:font-name="Comic Sans MS" fo:font-weight="bold" style:font-name-asian="Comic Sans MS1" style:font-weight-asian="bold" style:font-name-complex="Comic Sans MS1" fo:background-color="#ffffff"/>
    </style:style>
    <style:style style:name="T86" style:family="text">
      <style:text-properties fo:color="#0000ff" style:font-name-asian="Comic Sans MS1" fo:background-color="#ffffff"/>
    </style:style>
    <style:style style:name="T87" style:family="text">
      <style:text-properties fo:color="#0000ff" fo:font-weight="bold" style:font-name-asian="Comic Sans MS1" style:font-weight-asian="bold" fo:background-color="#ffffff"/>
    </style:style>
    <style:style style:name="T88" style:family="text">
      <style:text-properties fo:color="#808000" style:font-name="Comic Sans MS" fo:font-size="14pt" style:font-name-asian="Comic Sans MS1" style:font-size-asian="14pt" style:font-name-complex="Comic Sans MS1" style:font-size-complex="14pt" fo:background-color="#ffffff"/>
    </style:style>
    <style:style style:name="T89" style:family="text">
      <style:text-properties fo:color="#808000" style:font-name="Comic Sans MS" style:font-name-asian="Comic Sans MS1" style:font-name-complex="Comic Sans MS1" fo:background-color="#ffffff"/>
    </style:style>
    <style:style style:name="T90" style:family="text">
      <style:text-properties fo:color="#808000" style:font-name-asian="Comic Sans MS1" fo:background-color="#ffffff"/>
    </style:style>
    <style:style style:name="T91" style:family="text">
      <style:text-properties fo:font-size="12pt" style:font-name-asian="Comic Sans MS1" style:font-size-asian="12pt" style:font-size-complex="12pt"/>
    </style:style>
    <style:style style:name="T92" style:family="text">
      <style:text-properties fo:font-weight="bold" style:font-name-asian="Comic Sans MS1" style:font-weight-asian="bold"/>
    </style:style>
    <style:style style:name="T93" style:family="text">
      <style:text-properties style:font-name-asian="Comic Sans MS1"/>
    </style:style>
    <style:style style:name="T94" style:family="text">
      <style:text-properties style:font-name-asian="Cardo1"/>
    </style:style>
    <style:style style:name="T95" style:family="text">
      <style:text-properties style:font-name="Courier" fo:font-size="12pt" style:font-name-asian="Comic Sans MS1" style:font-size-asian="12pt" style:font-name-complex="Courier" style:font-size-complex="12pt"/>
    </style:style>
    <style:style style:name="T96" style:family="text">
      <style:text-properties style:font-name="Courier" style:font-name-asian="Comic Sans MS1" style:font-name-complex="Courier"/>
    </style:style>
    <style:style style:name="T97" style:family="text">
      <style:text-properties style:font-name="Courier" fo:font-size="10pt" style:font-name-asian="Comic Sans MS1" style:font-size-asian="10pt" style:font-name-complex="Courier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92"><text:s/>Android + JSON + PHP + MySQL</text:span></text:p>
      <text:p text:style-name="P5"/>
      <text:list xml:id="list8910804089481245643" text:style-name="WWNum3">
        <text:list-item>
          <text:p text:style-name="P15"><text:span text:style-name="T15">Open</text:span><text:span text:style-name="T93"> Application &gt; XAMPP &gt; manager-osx</text:span></text:p>
        </text:list-item>
        <text:list-item>
          <text:p text:style-name="P15"><text:span text:style-name="T15">Start</text:span><text:span text:style-name="T93"> mysql &amp; webserver service</text:span></text:p>
        </text:list-item>
        <text:list-item>
          <text:p text:style-name="P14"><text:span text:style-name="T21">Test</text:span><text:span text:style-name="T97"> in browser by typing </text:span><text:a xlink:type="simple" xlink:href="http://localhost" text:style-name="Internet_20_link" text:visited-style-name="Visited_20_Internet_20_Link"><text:span text:style-name="T34">http://localhost</text:span></text:a></text:p>
        </text:list-item>
        <text:list-item>
          <text:p text:style-name="P15"><text:span text:style-name="T15">Create</text:span><text:span text:style-name="T93"> a folder “mobile” inside “/Applications/XAMPP/htdocs/”</text:span></text:p>
        </text:list-item>
        <text:list-item>
          <text:p text:style-name="P15"><text:span text:style-name="T15">Open</text:span><text:span text:style-name="T94"> DreamWeaver → Create hello.html (File → New → HTML) to print “Hello”</text:span></text:p>
        </text:list-item>
        <text:list-item>
          <text:p text:style-name="P14"><text:span text:style-name="T21">Test</text:span><text:span text:style-name="T97">: </text:span><text:a xlink:type="simple" xlink:href="http://localhost/mobile/hello.html" text:style-name="Internet_20_link" text:visited-style-name="Visited_20_Internet_20_Link"><text:span text:style-name="T34">http://localhost/mobile/hello.html</text:span></text:a></text:p>
        </text:list-item>
      </text:list>
      <text:p text:style-name="P6"/>
      <text:p text:style-name="P7"><text:span text:style-name="T93"><text:s text:c="4"/>//////////////////////////////////////////////////</text:span></text:p>
      <text:list xml:id="list193139679843050" text:continue-numbering="true" text:style-name="WWNum3">
        <text:list-item>
          <text:p text:style-name="P14"><text:span text:style-name="T21">Follow</text:span><text:span text:style-name="T97"> the example at </text:span><text:a xlink:type="simple" xlink:href="https://goo.gl/jSSd" text:style-name="Internet_20_link" text:visited-style-name="Visited_20_Internet_20_Link"><text:span text:style-name="T34">https://goo.gl/jSSd</text:span></text:a></text:p>
        </text:list-item>
      </text:list>
      <text:p text:style-name="P2"/>
      <text:p text:style-name="P7"><text:span text:style-name="T48"><text:s text:c="4"/>Create a table named ‘people’</text:span></text:p>
      <text:list xml:id="list8717308622005656878" text:style-name="WWNum5">
        <text:list-item>
          <text:p text:style-name="P18"><text:span text:style-name="T63">CREATE TABLE `people` (</text:span></text:p>
        </text:list-item>
        <text:list-item>
          <text:p text:style-name="P18"><text:span text:style-name="T63">`id` INT NOT NULL AUTO_INCREMENT PRIMARY KEY ,</text:span></text:p>
        </text:list-item>
        <text:list-item>
          <text:p text:style-name="P18"><text:span text:style-name="T63">`name` VARCHAR( 100 ) NOT NULL ,</text:span></text:p>
        </text:list-item>
        <text:list-item>
          <text:p text:style-name="P18"><text:span text:style-name="T63">`sex` BOOL NOT NULL DEFAULT '1',</text:span></text:p>
        </text:list-item>
        <text:list-item>
          <text:p text:style-name="P18"><text:span text:style-name="T63">`birthyear` INT NOT NULL</text:span></text:p>
        </text:list-item>
        <text:list-item>
          <text:p text:style-name="P18"><text:span text:style-name="T63">)</text:span></text:p>
        </text:list-item>
      </text:list>
      <text:p text:style-name="P8"/>
      <text:p text:style-name="P8"/>
      <text:p text:style-name="P9"><text:span text:style-name="T63">//PhP</text:span></text:p>
      <text:p text:style-name="P9"><text:span text:style-name="T63">&lt;?php</text:span></text:p>
      <text:p text:style-name="P20"><text:span text:style-name="T63">//mobile/people.php</text:span></text:p>
      <text:p text:style-name="P20"><text:span text:style-name="T63">mysql_connect('localhost','root', '', '');</text:span></text:p>
      <text:p text:style-name="P20"><text:span text:style-name="T63">mysql_select_db("PeopleData");</text:span></text:p>
      <text:p text:style-name="P20"><text:span text:style-name="T63">$q=mysql_query("SELECT * FROM people WHERE 1");</text:span></text:p>
      <text:p text:style-name="P20"><text:span text:style-name="T63">while($e=mysql_fetch_assoc($q))</text:span></text:p>
      <text:p text:style-name="P20"><text:span text:style-name="T63"><text:s text:c="8"/>$output[]=$e;</text:span></text:p>
      <text:p text:style-name="P20"><text:span text:style-name="T63">print(json_encode($output));</text:span></text:p>
      <text:p text:style-name="P20"><text:span text:style-name="T63">mysql_close();</text:span></text:p>
      <text:p text:style-name="P20"><text:span text:style-name="T63">// 1 "A" 1 1970</text:span></text:p>
      <text:p text:style-name="P20"><text:span text:style-name="T63">// 2 "B" 0 1990 </text:span></text:p>
      <text:p text:style-name="P9"><text:span text:style-name="T63">?&gt;</text:span></text:p>
      <text:p text:style-name="P8"/>
      <text:p text:style-name="P9"><text:span text:style-name="T15">//Android</text:span></text:p>
      <text:p text:style-name="P9"><text:span text:style-name="T64">7.1 Create a new project “</text:span><text:span text:style-name="T15">JsonApp</text:span><text:span text:style-name="T64">”</text:span></text:p>
      <text:p text:style-name="P9"><text:span text:style-name="T64">7.2 Create </text:span><text:span text:style-name="T15">Client.java</text:span><text:span text:style-name="T64"> in the same path with MainActivity</text:span></text:p>
      <text:p text:style-name="P9"><text:span text:style-name="T64">7.3 Implement </text:span><text:span text:style-name="T15">AsyncTask&lt;Void, Void, Void&gt;</text:span><text:span text:style-name="T64"> on Client.java</text:span></text:p>
      <text:list xml:id="list7760753172369883266" text:style-name="WWNum4">
        <text:list-item>
          <text:p text:style-name="P19"><text:soft-page-break/><text:span text:style-name="T64">Insert </text:span><text:span text:style-name="T15">onPostExecute</text:span><text:span text:style-name="T64"> function inside Client.java class</text:span></text:p>
        </text:list-item>
      </text:list>
      <text:p text:style-name="P7"><text:span text:style-name="T48">7.4 Inside onCreate function of MainActivity</text:span></text:p>
      <text:list xml:id="list8252069188586248944" text:style-name="WWNum2">
        <text:list-item>
          <text:p text:style-name="P16"><text:span text:style-name="T48">TextView </text:span><text:span text:style-name="T15">tv</text:span><text:span text:style-name="T48"> = (TextView)findViewById(R.id.textView);</text:span></text:p>
        </text:list-item>
      </text:list>
      <text:list xml:id="list8492563833787529234" text:style-name="WWNum1">
        <text:list-item>
          <text:p text:style-name="P17"><text:span text:style-name="T48">Client </text:span><text:span text:style-name="T15">c </text:span><text:span text:style-name="T48">= new Client();</text:span></text:p>
        </text:list-item>
        <text:list-item>
          <text:p text:style-name="P17"><text:span text:style-name="T15">c</text:span><text:span text:style-name="T48">.tv = tv;</text:span></text:p>
        </text:list-item>
        <text:list-item>
          <text:p text:style-name="P17"><text:span text:style-name="T15">c</text:span><text:span text:style-name="T48">.execute();</text:span></text:p>
          <text:p text:style-name="P17"><text:span text:style-name="T48"/></text:p>
        </text:list-item>
      </text:list>
      <text:p text:style-name="P7"><text:span text:style-name="T18">//0. Put these two lines above doInBackground</text:span></text:p>
      <text:p text:style-name="P7"><text:span text:style-name="T67">public </text:span><text:span text:style-name="T16">TextView </text:span><text:span text:style-name="T70">tv</text:span><text:span text:style-name="T16">;</text:span></text:p>
      <text:p text:style-name="P7"><text:span text:style-name="T16">String </text:span><text:span text:style-name="T70">result </text:span><text:span text:style-name="T16">= </text:span><text:span text:style-name="T74">""</text:span><text:span text:style-name="T16">;</text:span></text:p>
      <text:p text:style-name="P4"/>
      <text:p text:style-name="P4"/>
      <text:p text:style-name="P7"><text:span text:style-name="T15">//1. Inside doInBackground</text:span></text:p>
      <text:p text:style-name="P7"><text:span text:style-name="T49">HttpClient a = </text:span><text:span text:style-name="T67">new </text:span><text:span text:style-name="T49">DefaultHttpClient();</text:span></text:p>
      <text:p text:style-name="P3"/>
      <text:p text:style-name="P7"><text:span text:style-name="T81">//the year data to send</text:span></text:p>
      <text:p text:style-name="P7"><text:span text:style-name="T49">ArrayList&lt;NameValuePair&gt; nameValuePairs = </text:span><text:span text:style-name="T67">new </text:span><text:span text:style-name="T49">ArrayList&lt;NameValuePair&gt;();</text:span></text:p>
      <text:p text:style-name="P7"><text:span text:style-name="T49">nameValuePairs.add(</text:span><text:span text:style-name="T67">new </text:span><text:span text:style-name="T49">BasicNameValuePair(</text:span><text:span text:style-name="T74">"year"</text:span><text:span text:style-name="T49">,</text:span><text:span text:style-name="T74">"1980"</text:span><text:span text:style-name="T49">));</text:span></text:p>
      <text:p text:style-name="P3"/>
      <text:p text:style-name="P7"><text:span text:style-name="T81">//http post</text:span></text:p>
      <text:p text:style-name="P7"><text:span text:style-name="T67">try</text:span><text:span text:style-name="T49">{</text:span></text:p>
      <text:p text:style-name="P24"><text:span text:style-name="T49"><text:s text:c="3"/>HttpClient httpclient = </text:span><text:span text:style-name="T67">new </text:span><text:span text:style-name="T49">DefaultHttpClient();</text:span></text:p>
      <text:p text:style-name="P24"><text:span text:style-name="T49"><text:s text:c="3"/></text:span><text:span text:style-name="T81">//Localhostj-&gt; 10.0.2.2</text:span></text:p>
      <text:p text:style-name="P24"><text:span text:style-name="T81"><text:s text:c="3"/></text:span><text:span text:style-name="T49">HttpPost httppost = </text:span><text:span text:style-name="T67">new </text:span></text:p>
      <text:p text:style-name="P21"><text:span text:style-name="T57"><text:s text:c="3"/>HttpPost(</text:span><text:span text:style-name="T78">"</text:span><text:a xlink:type="simple" xlink:href="http://10.0.2.2/mobile/getAllPeopleBornAfter.php" text:style-name="Internet_20_link" text:visited-style-name="Visited_20_Internet_20_Link"><text:span text:style-name="T35">http://10.0.2.2/mobile/getAllPeopleBornAfter.php</text:span></text:a><text:span text:style-name="T78">"</text:span><text:span text:style-name="T57">);</text:span></text:p>
      <text:p text:style-name="P24"><text:span text:style-name="T49"><text:s text:c="3"/></text:span><text:span text:style-name="T16">//10.0.2.2 for emulator connected to localhost</text:span></text:p>
      <text:p text:style-name="P24"><text:span text:style-name="T49"><text:s text:c="3"/>httppost.setEntity(</text:span><text:span text:style-name="T67">new </text:span><text:span text:style-name="T49">UrlEncodedFormEntity(nameValuePairs));</text:span></text:p>
      <text:p text:style-name="P24"><text:span text:style-name="T49"><text:s text:c="3"/>HttpResponse response = httpclient.execute(httppost);</text:span></text:p>
      <text:p text:style-name="P24"><text:span text:style-name="T49"><text:s text:c="3"/>HttpEntity entity = response.getEntity();</text:span></text:p>
      <text:p text:style-name="P24"><text:span text:style-name="T49"><text:s text:c="3"/>InputStream is = entity.getContent();</text:span></text:p>
      <text:p text:style-name="P22"/>
      <text:p text:style-name="P24"><text:span text:style-name="T49"><text:s text:c="3"/></text:span><text:span text:style-name="T81">//Copy line 19 ~ 27 from the example</text:span></text:p>
      <text:p text:style-name="P24"><text:span text:style-name="T81"><text:s text:c="3"/></text:span><text:span text:style-name="T49">BufferedReader reader = </text:span><text:span text:style-name="T67">new </text:span><text:span text:style-name="T49">BufferedReader(</text:span><text:span text:style-name="T67">new </text:span></text:p>
      <text:p text:style-name="P24"><text:span text:style-name="T49"><text:s text:c="3"/>InputStreamReader(is,</text:span><text:span text:style-name="T74">"UTF-8"</text:span><text:span text:style-name="T49">),</text:span><text:span text:style-name="T86">8</text:span><text:span text:style-name="T49">);</text:span></text:p>
      <text:p text:style-name="P24"><text:span text:style-name="T49"><text:s text:c="3"/>StringBuilder sb = </text:span><text:span text:style-name="T67">new </text:span><text:span text:style-name="T49">StringBuilder();</text:span></text:p>
      <text:p text:style-name="P24"><text:span text:style-name="T49"><text:s text:c="3"/>String line = </text:span><text:span text:style-name="T67">null</text:span><text:span text:style-name="T49">;</text:span></text:p>
      <text:p text:style-name="P24"><text:span text:style-name="T49"><text:s text:c="3"/></text:span><text:span text:style-name="T67">while </text:span><text:span text:style-name="T49">((line = reader.readLine()) != </text:span><text:span text:style-name="T67">null</text:span><text:span text:style-name="T49">) {</text:span></text:p>
      <text:p text:style-name="P24"><text:span text:style-name="T49"><text:s text:c="7"/>sb.append(line + </text:span><text:span text:style-name="T74">"</text:span><text:span text:style-name="T67">\n</text:span><text:span text:style-name="T74">"</text:span><text:span text:style-name="T49">);</text:span></text:p>
      <text:p text:style-name="P24"><text:span text:style-name="T49"><text:s text:c="3"/>}</text:span></text:p>
      <text:p text:style-name="P24"><text:span text:style-name="T49"><text:s text:c="3"/>is.close();</text:span></text:p>
      <text:p text:style-name="P22"/>
      <text:p text:style-name="P24"><text:span text:style-name="T49"><text:s text:c="2"/></text:span><text:span text:style-name="T81">//parse json data</text:span></text:p>
      <text:p text:style-name="P25"><text:span text:style-name="T81"><text:s text:c="2"/></text:span><text:span text:style-name="T49">JSONArray jArray = </text:span><text:span text:style-name="T67">new </text:span><text:span text:style-name="T49">JSONArray(sb.toString());</text:span></text:p>
      <text:p text:style-name="P25"><text:span text:style-name="T49"><text:s text:c="3"/></text:span><text:span text:style-name="T67">for</text:span><text:span text:style-name="T49">(</text:span><text:span text:style-name="T67">int </text:span><text:span text:style-name="T49">i=</text:span><text:span text:style-name="T86">0</text:span><text:span text:style-name="T49">;i&lt;jArray.length();i++){</text:span></text:p>
      <text:p text:style-name="P25"><text:span text:style-name="T49"><text:s text:c="3"/><text:tab/>JSONObject json_data = jArray.getJSONObject(i);</text:span></text:p>
      <text:p text:style-name="P25"><text:soft-page-break/><text:span text:style-name="T49"><text:s text:c="6"/><text:tab/></text:span><text:span text:style-name="T70">result </text:span><text:span text:style-name="T49">+= </text:span><text:span text:style-name="T74">"</text:span><text:span text:style-name="T67">\n\n</text:span><text:span text:style-name="T74"> id: "</text:span><text:span text:style-name="T49">+json_data.getInt(</text:span><text:span text:style-name="T74">"id"</text:span><text:span text:style-name="T49">)+</text:span></text:p>
      <text:p text:style-name="P25"><text:span text:style-name="T49"><text:s text:c="15"/></text:span><text:span text:style-name="T74">"</text:span><text:span text:style-name="T67">\n</text:span><text:span text:style-name="T74"> name: "</text:span><text:span text:style-name="T49">+json_data.getString(</text:span><text:span text:style-name="T74">"name"</text:span><text:span text:style-name="T49">)+</text:span></text:p>
      <text:p text:style-name="P25"><text:span text:style-name="T49"><text:s text:c="15"/></text:span><text:span text:style-name="T74">"</text:span><text:span text:style-name="T67">\n</text:span><text:span text:style-name="T74"> sex: "</text:span><text:span text:style-name="T49">+json_data.getInt(</text:span><text:span text:style-name="T74">"sex"</text:span><text:span text:style-name="T49">)+</text:span></text:p>
      <text:p text:style-name="P25"><text:span text:style-name="T49"><text:s text:c="15"/></text:span><text:span text:style-name="T74">"</text:span><text:span text:style-name="T67">\n</text:span><text:span text:style-name="T74"> birthyear: "</text:span><text:span text:style-name="T49">+json_data.getInt(</text:span><text:span text:style-name="T74">"birthyear"</text:span><text:span text:style-name="T49">);</text:span></text:p>
      <text:p text:style-name="P25"><text:span text:style-name="T49"><text:s text:c="3"/>}</text:span></text:p>
      <text:p text:style-name="P23"/>
      <text:p text:style-name="P25"><text:span text:style-name="T49">}</text:span><text:span text:style-name="T67">catch</text:span><text:span text:style-name="T49">(JSONException e){</text:span></text:p>
      <text:p text:style-name="P25"><text:span text:style-name="T49"><text:s text:c="3"/>Log.</text:span><text:span text:style-name="T52">e</text:span><text:span text:style-name="T49">(</text:span><text:span text:style-name="T74">"log_tag"</text:span><text:span text:style-name="T49">, </text:span><text:span text:style-name="T74">"Error parsing data "</text:span><text:span text:style-name="T49">+e.toString());</text:span></text:p>
      <text:p text:style-name="P25"><text:span text:style-name="T49">}</text:span><text:span text:style-name="T67">catch</text:span><text:span text:style-name="T49">(Exception e){</text:span></text:p>
      <text:p text:style-name="P25"><text:span text:style-name="T49"><text:s text:c="3"/>Log.</text:span><text:span text:style-name="T52">e</text:span><text:span text:style-name="T49">(</text:span><text:span text:style-name="T74">"log_tag"</text:span><text:span text:style-name="T49">, </text:span><text:span text:style-name="T74">"Error in http connection "</text:span><text:span text:style-name="T49">+e.toString());</text:span></text:p>
      <text:p text:style-name="P25"><text:span text:style-name="T49">}</text:span></text:p>
      <text:p text:style-name="P3"/>
      <text:p text:style-name="P26"><text:span text:style-name="T67">return null</text:span><text:span text:style-name="T49">;</text:span></text:p>
      <text:p text:style-name="P7"><text:span text:style-name="T49">}</text:span></text:p>
      <text:p text:style-name="P3"/>
      <text:p text:style-name="P7"><text:span text:style-name="T90">@Override</text:span></text:p>
      <text:p text:style-name="P7"><text:span text:style-name="T67">protected void </text:span><text:span text:style-name="T49">onPostExecute(Void aVoid) {</text:span></text:p>
      <text:p text:style-name="P7"><text:span text:style-name="T49"><text:s text:c="3"/></text:span><text:span text:style-name="T67">super</text:span><text:span text:style-name="T49">.onPostExecute(aVoid);</text:span></text:p>
      <text:p text:style-name="P7"><text:span text:style-name="T49"><text:s text:c="3"/></text:span><text:span text:style-name="T70">tv</text:span><text:span text:style-name="T49">.setText(</text:span><text:span text:style-name="T70">result</text:span><text:span text:style-name="T49">);</text:span></text:p>
      <text:p text:style-name="P7"><text:span text:style-name="T49">}</text:span></text:p>
      <text:p text:style-name="P2"/>
      <text:p text:style-name="P7"><text:span text:style-name="T15">//2. Inside Manifest</text:span></text:p>
      <text:p text:style-name="P7"><text:span text:style-name="T49">&lt;</text:span><text:span text:style-name="T67">uses-permission </text:span><text:span text:style-name="T70">android</text:span><text:span text:style-name="T87">:name=</text:span><text:span text:style-name="T74">"android.permission.INTERNET" </text:span><text:span text:style-name="T49">/&gt;</text:span></text:p>
      <text:p text:style-name="P2"/>
      <text:p text:style-name="P13"><text:span text:style-name="T15">//3. Inside “build.gradle (Module:app)” file, put</text:span></text:p>
      <text:p text:style-name="P13"><text:span text:style-name="T49">useLibrary </text:span><text:span text:style-name="T74">'org.apache.http.legacy'</text:span></text:p>
      <text:p text:style-name="P13"><text:span text:style-name="T15">//inside android { buildToolsVersion …. }, and sync it then.</text:span></text:p>
      <text:p text:style-name="P12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rdo" svg:font-family="Cardo" style:font-family-generic="roman" style:font-pitch="variable"/>
    <style:font-face style:name="Comic Sans MS" svg:font-family="'Comic Sans MS'" style:font-family-generic="roman" style:font-pitch="variable"/>
    <style:font-face style:name="Roboto" svg:font-family="Roboto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rdo1" svg:font-family="Cardo" style:font-family-generic="system" style:font-pitch="variable"/>
    <style:font-face style:name="Comic Sans MS1" svg:font-family="'Comic Sans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1" svg:font-family="Roboto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Comic Sans MS" fo:font-family="'Comic Sans MS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omic Sans MS" fo:font-family="'Comic Sans MS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omic Sans MS" fo:font-family="'Comic Sans MS'" style:font-family-generic="roman" style:font-pitch="variable"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omic Sans MS" fo:font-family="'Comic Sans MS'" style:font-family-generic="roman" style:font-pitch="variable" fo:font-size="14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222222" fo:font-size="14pt" style:text-underline-style="none" style:font-name-asian="Verdana1" style:font-family-asian="Verdana" style:font-family-generic-asian="system" style:font-pitch-asian="variable" style:font-size-asian="7.5pt" style:font-name-complex="Verdana1" style:font-family-complex="Verdana" style:font-family-generic-complex="system" style:font-pitch-complex="variable" style:font-size-complex="7.5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style style:name="MT1" style:family="text">
      <style:text-properties style:font-name="Comic Sans MS" fo:font-size="24pt" style:font-name-asian="Comic Sans MS1" style:font-size-asian="24pt" style:font-name-complex="Comic Sans MS1" style:font-size-complex="24pt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3T19:31:37.609961798</dc:date>
    <meta:editing-duration>PT2M1S</meta:editing-duration>
    <meta:editing-cycles>1</meta:editing-cycles>
    <meta:document-statistic meta:table-count="0" meta:image-count="0" meta:object-count="0" meta:page-count="3" meta:paragraph-count="94" meta:word-count="366" meta:character-count="3168" meta:non-whitespace-character-count="2758"/>
    <meta:generator>LibreOffice/5.1.6.2$Linux_X86_64 LibreOffice_project/10m0$Build-2</meta:generator>
  </office:meta>
</office:document-meta>
</file>